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style:background-image xlink:href="../1.jpg" style:position="top center"/>
      </style:paragraph-properties>
    </style:style>
    <style:style style:name="P2" style:family="paragraph">
      <style:paragraph-properties>
        <style:background-image xlink:href="../1.jpg" style:position="center center"/>
      </style:paragraph-properties>
    </style:style>
    <style:style style:name="P3" style:family="paragraph">
      <style:paragraph-properties>
        <style:background-image xlink:href="../1.jpg" style:position="center right"/>
      </style:paragraph-properties>
    </style:style>
    <style:style style:name="P4" style:family="paragraph">
      <style:paragraph-properties>
        <style:background-image xlink:href="../1.jpg" style:position="bottom center"/>
      </style:paragraph-properties>
    </style:style>
    <style:style style:name="P5" style:family="paragraph">
      <style:paragraph-properties>
        <style:background-image xlink:href="../1.jpg" style:position="center left"/>
      </style:paragraph-properties>
    </style:style>
  </office:automatic-styles>
  <office:body>
    <office:text>
      <text:p text:style-name="P1">
     This is an example of paragraph with background image, and the position of background image is top center.
     This is an example of paragraph with background image, and the position of background image is top center.
     This is an example of paragraph with background image, and the position of background image is top center.
     This is an example of paragraph with background image, and the position of background image is top center.
     This is an example of paragraph with background image, and the position of background image is top center.
     This is an example of paragraph with background image, and the position of background image is top center.
     This is an example of paragraph with background image, and the position of background image is top center.
     This is an example of paragraph with background image, and the position of background image is top center.
        </text:p>
      <text:p/>
      <text:p text:style-name="P2">
     This is an example of paragraph with background image, and the position of background image is center center.
     This is an example of paragraph with background image, and the position of background image is center center.
     This is an example of paragraph with background image, and the position of background image is center center.
     This is an example of paragraph with background image, and the position of background image is center center.
     This is an example of paragraph with background image, and the position of background image is center center.
     This is an example of paragraph with background image, and the position of background image is center center.
     This is an example of paragraph with background image, and the position of background image is center center.
     This is an example of paragraph with background image, and the position of background image is center center.
        </text:p>
      <text:p/>
      <text:p text:style-name="P3">
     This is an example of paragraph with background image, and the position of background image is center right.
     This is an example of paragraph with background image, and the position of background image is center right.  
     This is an example of paragraph with background image, and the position of background image is center right.
     This is an example of paragraph with background image, and the position of background image is center right.  
     This is an example of paragraph with background image, and the position of background image is center right.
     This is an example of paragraph with background image, and the position of background image is center right.  
     This is an example of paragraph with background image, and the position of background image is center right.
     This is an example of paragraph with background image, and the position of background image is center right.
        </text:p>
      <text:p/>
      <text:p text:style-name="P4">
     This is an example of paragraph with background image, and the position of background image is bottom center.
     This is an example of paragraph with background image, and the position of background image is bottom center.
     This is an example of paragraph with background image, and the position of background image is bottom center.
     This is an example of paragraph with background image, and the position of background image is bottom center.
     This is an example of paragraph with background image, and the position of background image is bottom center.
     This is an example of paragraph with background image, and the position of background image is bottom center.
     This is an example of paragraph with background image, and the position of background image is bottom center.
     This is an example of paragraph with background image, and the position of background image is bottom center.
        </text:p>
      <text:p/>
      <text:p text:style-name="P5">
     This is an example of paragraph with background image, and the position of background image is center left.
     This is an example of paragraph with background image, and the position of background image is center left.
     This is an example of paragraph with background image, and the position of background image is center left.
     This is an example of paragraph with background image, and the position of background image is center left.
     This is an example of paragraph with background image, and the position of background image is center left.
     This is an example of paragraph with background image, and the position of background image is center left.
     This is an example of paragraph with background image, and the position of background image is center left.
     This is an example of paragraph with background image, and the position of background image is center lef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